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263cm"/>
    </style:style>
    <style:style style:name="co3" style:family="table-column">
      <style:table-column-properties fo:break-before="auto" style:column-width="2.469cm"/>
    </style:style>
    <style:style style:name="co4" style:family="table-column">
      <style:table-column-properties fo:break-before="auto" style:column-width="4.91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/>
    <style:style style:name="T1" style:family="text">
      <style:text-properties fo:color="#0000ff"/>
    </style:style>
    <style:style style:name="T2" style:family="text">
      <style:text-properties fo:color="#ff0000"/>
    </style:style>
    <style:style style:name="T3" style:family="text">
      <style:text-properties fo:color="#ff00ff"/>
    </style:style>
    <style:style style:name="T4" style:family="text">
      <style:text-properties fo:color="#008000"/>
    </style:style>
    <style:style style:name="T5" style:family="text">
      <style:text-properties fo:color="#000080"/>
    </style:style>
  </office:automatic-styles>
  <office:body>
    <office:spreadsheet>
      <table:table table:name="Tabelle1" table:style-name="ta1" table:print="false">
        <table:table-column table:style-name="co1" table:number-columns-repeated="2" table:default-cell-style-name="Default"/>
        <table:table-column table:style-name="co1" table:default-cell-style-name="ce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row table:style-name="ro1">
          <table:table-cell table:number-columns-repeated="2"/>
          <table:table-cell table:style-name="Default"/>
          <table:table-cell office:value-type="string">
            <text:p>Jahre</text:p>
          </table:table-cell>
          <table:table-cell office:value-type="float" office:value="30">
            <text:p>30</text:p>
          </table:table-cell>
          <table:table-cell office:value-type="string">
            <text:p>Vola (1 Jahr)</text:p>
          </table:table-cell>
          <table:table-cell table:style-name="ce2" office:value-type="percentage" office:value="0.3">
            <text:p>30,00%</text:p>
          </table:table-cell>
        </table:table-row>
        <table:table-row table:style-name="ro2">
          <table:table-cell table:number-columns-repeated="2"/>
          <table:table-cell table:style-name="Default"/>
          <table:table-cell office:value-type="string">
            <text:p>Erwartete Durchschnittsrendite</text:p>
          </table:table-cell>
          <table:table-cell table:style-name="ce2" office:value-type="percentage" office:value="0.07">
            <text:p>7,00%</text:p>
          </table:table-cell>
          <table:table-cell office:value-type="string">
            <text:p>Zielrendite (Summe Gesamt)</text:p>
          </table:table-cell>
          <table:table-cell table:style-name="ce2" office:value-type="percentage" office:value="0">
            <text:p>0,00%</text:p>
          </table:table-cell>
        </table:table-row>
        <table:table-row table:style-name="ro2" table:number-rows-repeated="2">
          <table:table-cell table:number-columns-repeated="2"/>
          <table:table-cell table:style-name="Default"/>
          <table:table-cell table:number-columns-repeated="4"/>
        </table:table-row>
        <table:table-row table:style-name="ro1">
          <table:table-cell table:number-columns-repeated="2"/>
          <table:table-cell table:style-name="Default"/>
          <table:table-cell office:value-type="string">
            <text:p>Possibility of Failure</text:p>
          </table:table-cell>
          <table:table-cell table:style-name="ce2" table:formula="of:=NORMDIST([.G2];[.E2]*[.E1];SQRT([.E1])*[.G1];1)" office:value-type="percentage" office:value="0.100621310478862">
            <text:p>10,06%</text:p>
          </table:table-cell>
          <table:table-cell table:number-columns-repeated="2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style-name="ce1" office:value-type="string" table:number-columns-spanned="3" table:number-rows-spanned="1">
            <text:p>Simulation </text:p>
          </table:table-cell>
          <table:covered-table-cell/>
          <table:covered-table-cell table:style-name="Default"/>
          <table:table-cell table:number-columns-repeated="4"/>
        </table:table-row>
        <table:table-row table:style-name="ro2">
          <table:table-cell table:number-columns-repeated="2"/>
          <table:table-cell table:style-name="Default"/>
          <table:table-cell table:number-columns-repeated="4"/>
        </table:table-row>
        <table:table-row table:style-name="ro2">
          <table:table-cell table:formula="of:=RAND()" office:value-type="float" office:value="0.698966209078208">
            <text:p>0,6989662091</text:p>
          </table:table-cell>
          <table:table-cell table:formula="of:=IF([.A9]&lt;[.$E$5];1;0)" office:value-type="float" office:value="0">
            <text:p>0</text:p>
          </table:table-cell>
          <table:table-cell table:formula="of:=NORMINV([.A9];[.$E$1]*[.$E$2];SQRT([.$E$1])*[.$G$1])" office:value-type="percentage" office:value="2.95679615384299">
            <text:p>295,68%</text:p>
          </table:table-cell>
          <table:table-cell table:number-columns-repeated="4"/>
        </table:table-row>
        <table:table-row table:style-name="ro2">
          <table:table-cell table:formula="of:=RAND()" office:value-type="float" office:value="0.910509475274012">
            <text:p>0,9105094753</text:p>
          </table:table-cell>
          <table:table-cell table:formula="of:=IF([.A10]&lt;[.$E$5];1;0)" office:value-type="float" office:value="0">
            <text:p>0</text:p>
          </table:table-cell>
          <table:table-cell table:formula="of:=NORMINV([.A10];[.$E$1]*[.$E$2];SQRT([.$E$1])*[.$G$1])" office:value-type="percentage" office:value="4.30825139190955">
            <text:p>430,83%</text:p>
          </table:table-cell>
          <table:table-cell table:number-columns-repeated="4"/>
        </table:table-row>
        <table:table-row table:style-name="ro2">
          <table:table-cell table:formula="of:=RAND()" office:value-type="float" office:value="0.4911945508793">
            <text:p>0,4911945509</text:p>
          </table:table-cell>
          <table:table-cell table:formula="of:=IF([.A11]&lt;[.$E$5];1;0)" office:value-type="float" office:value="0">
            <text:p>0</text:p>
          </table:table-cell>
          <table:table-cell table:formula="of:=NORMINV([.A11];[.$E$1]*[.$E$2];SQRT([.$E$1])*[.$G$1])" office:value-type="percentage" office:value="2.06372907798621">
            <text:p>206,37%</text:p>
          </table:table-cell>
          <table:table-cell/>
          <table:table-cell office:value-type="string">
            <text:p>NORMVERT(G2;E2*E1;WURZEL(E1)*G1)</text:p>
          </table:table-cell>
          <table:table-cell table:number-columns-repeated="2"/>
        </table:table-row>
        <table:table-row table:style-name="ro2">
          <table:table-cell table:formula="of:=RAND()" office:value-type="float" office:value="0.0634877702686936">
            <text:p>0,0634877703</text:p>
          </table:table-cell>
          <table:table-cell table:formula="of:=IF([.A12]&lt;[.$E$5];1;0)" office:value-type="float" office:value="1">
            <text:p>1</text:p>
          </table:table-cell>
          <table:table-cell table:formula="of:=NORMINV([.A12];[.$E$1]*[.$E$2];SQRT([.$E$1])*[.$G$1])" office:value-type="percentage" office:value="-0.407700358982644">
            <text:p>-40,77%</text:p>
          </table:table-cell>
          <table:table-cell table:number-columns-repeated="4"/>
        </table:table-row>
        <table:table-row table:style-name="ro2">
          <table:table-cell table:formula="of:=RAND()" office:value-type="float" office:value="0.395181813044474">
            <text:p>0,395181813</text:p>
          </table:table-cell>
          <table:table-cell table:formula="of:=IF([.A13]&lt;[.$E$5];1;0)" office:value-type="float" office:value="0">
            <text:p>0</text:p>
          </table:table-cell>
          <table:table-cell table:formula="of:=NORMINV([.A13];[.$E$1]*[.$E$2];SQRT([.$E$1])*[.$G$1])" office:value-type="percentage" office:value="1.66318284555886">
            <text:p>166,32%</text:p>
          </table:table-cell>
          <table:table-cell/>
          <table:table-cell office:value-type="string">
            <text:p>WENN(<text:span text:style-name="T1">A9</text:span>&lt;<text:span text:style-name="T2">$E$5</text:span>;1;0)</text:p>
          </table:table-cell>
          <table:table-cell table:number-columns-repeated="2"/>
        </table:table-row>
        <table:table-row table:style-name="ro2">
          <table:table-cell table:formula="of:=RAND()" office:value-type="float" office:value="0.0049568300601095">
            <text:p>0,0049568301</text:p>
          </table:table-cell>
          <table:table-cell table:formula="of:=IF([.A14]&lt;[.$E$5];1;0)" office:value-type="float" office:value="1">
            <text:p>1</text:p>
          </table:table-cell>
          <table:table-cell table:formula="of:=NORMINV([.A14];[.$E$1]*[.$E$2];SQRT([.$E$1])*[.$G$1])" office:value-type="percentage" office:value="-2.13744412909909">
            <text:p>-213,74%</text:p>
          </table:table-cell>
          <table:table-cell table:number-columns-repeated="4"/>
        </table:table-row>
        <table:table-row table:style-name="ro2">
          <table:table-cell table:formula="of:=RAND()" office:value-type="float" office:value="0.323601532494649">
            <text:p>0,3236015325</text:p>
          </table:table-cell>
          <table:table-cell table:formula="of:=IF([.A15]&lt;[.$E$5];1;0)" office:value-type="float" office:value="0">
            <text:p>0</text:p>
          </table:table-cell>
          <table:table-cell table:formula="of:=NORMINV([.A15];[.$E$1]*[.$E$2];SQRT([.$E$1])*[.$G$1])" office:value-type="percentage" office:value="1.34800237009532">
            <text:p>134,80%</text:p>
          </table:table-cell>
          <table:table-cell table:number-columns-repeated="4"/>
        </table:table-row>
        <table:table-row table:style-name="ro2">
          <table:table-cell table:formula="of:=RAND()" office:value-type="float" office:value="0.562196670332924">
            <text:p>0,5621966703</text:p>
          </table:table-cell>
          <table:table-cell table:formula="of:=IF([.A16]&lt;[.$E$5];1;0)" office:value-type="float" office:value="0">
            <text:p>0</text:p>
          </table:table-cell>
          <table:table-cell table:formula="of:=NORMINV([.A16];[.$E$1]*[.$E$2];SQRT([.$E$1])*[.$G$1])" office:value-type="percentage" office:value="2.35722299577854">
            <text:p>235,72%</text:p>
          </table:table-cell>
          <table:table-cell/>
          <table:table-cell office:value-type="string">
            <text:p>NORMINV(<text:span text:style-name="T1">A9</text:span>;<text:span text:style-name="T2">$E$1</text:span>*<text:span text:style-name="T3">$E$2</text:span>;WURZEL(<text:span text:style-name="T4">$E$1</text:span>)*<text:span text:style-name="T5">$G$1</text:span>)</text:p>
          </table:table-cell>
          <table:table-cell table:number-columns-repeated="2"/>
        </table:table-row>
        <table:table-row table:style-name="ro2">
          <table:table-cell table:formula="of:=RAND()" office:value-type="float" office:value="0.51664102752693">
            <text:p>0,5166410275</text:p>
          </table:table-cell>
          <table:table-cell table:formula="of:=IF([.A17]&lt;[.$E$5];1;0)" office:value-type="float" office:value="0">
            <text:p>0</text:p>
          </table:table-cell>
          <table:table-cell table:formula="of:=NORMINV([.A17];[.$E$1]*[.$E$2];SQRT([.$E$1])*[.$G$1])" office:value-type="percentage" office:value="2.1685611283622">
            <text:p>216,86%</text:p>
          </table:table-cell>
          <table:table-cell table:number-columns-repeated="4"/>
        </table:table-row>
        <table:table-row table:style-name="ro2">
          <table:table-cell table:formula="of:=RAND()" office:value-type="float" office:value="0.99651445238851">
            <text:p>0,9965144524</text:p>
          </table:table-cell>
          <table:table-cell table:formula="of:=IF([.A18]&lt;[.$E$5];1;0)" office:value-type="float" office:value="0">
            <text:p>0</text:p>
          </table:table-cell>
          <table:table-cell table:formula="of:=NORMINV([.A18];[.$E$1]*[.$E$2];SQRT([.$E$1])*[.$G$1])" office:value-type="percentage" office:value="6.53363103010805">
            <text:p>653,36%</text:p>
          </table:table-cell>
          <table:table-cell table:number-columns-repeated="4"/>
        </table:table-row>
        <table:table-row table:style-name="ro2">
          <table:table-cell table:formula="of:=RAND()" office:value-type="float" office:value="0.700285760452971">
            <text:p>0,7002857605</text:p>
          </table:table-cell>
          <table:table-cell table:formula="of:=IF([.A19]&lt;[.$E$5];1;0)" office:value-type="float" office:value="0">
            <text:p>0</text:p>
          </table:table-cell>
          <table:table-cell table:formula="of:=NORMINV([.A19];[.$E$1]*[.$E$2];SQRT([.$E$1])*[.$G$1])" office:value-type="percentage" office:value="2.96302874239058">
            <text:p>296,30%</text:p>
          </table:table-cell>
          <table:table-cell table:number-columns-repeated="4"/>
        </table:table-row>
        <table:table-row table:style-name="ro2">
          <table:table-cell table:formula="of:=RAND()" office:value-type="float" office:value="0.398676552809775">
            <text:p>0,3986765528</text:p>
          </table:table-cell>
          <table:table-cell table:formula="of:=IF([.A20]&lt;[.$E$5];1;0)" office:value-type="float" office:value="0">
            <text:p>0</text:p>
          </table:table-cell>
          <table:table-cell table:formula="of:=NORMINV([.A20];[.$E$1]*[.$E$2];SQRT([.$E$1])*[.$G$1])" office:value-type="percentage" office:value="1.67807697321789">
            <text:p>167,81%</text:p>
          </table:table-cell>
          <table:table-cell table:number-columns-repeated="4"/>
        </table:table-row>
        <table:table-row table:style-name="ro2">
          <table:table-cell table:formula="of:=RAND()" office:value-type="float" office:value="0.596194695215672">
            <text:p>0,5961946952</text:p>
          </table:table-cell>
          <table:table-cell table:formula="of:=IF([.A21]&lt;[.$E$5];1;0)" office:value-type="float" office:value="0">
            <text:p>0</text:p>
          </table:table-cell>
          <table:table-cell table:formula="of:=NORMINV([.A21];[.$E$1]*[.$E$2];SQRT([.$E$1])*[.$G$1])" office:value-type="percentage" office:value="2.50012718668217">
            <text:p>250,01%</text:p>
          </table:table-cell>
          <table:table-cell table:number-columns-repeated="4"/>
        </table:table-row>
        <table:table-row table:style-name="ro2">
          <table:table-cell table:formula="of:=RAND()" office:value-type="float" office:value="0.151544307591394">
            <text:p>0,1515443076</text:p>
          </table:table-cell>
          <table:table-cell table:formula="of:=IF([.A22]&lt;[.$E$5];1;0)" office:value-type="float" office:value="0">
            <text:p>0</text:p>
          </table:table-cell>
          <table:table-cell table:formula="of:=NORMINV([.A22];[.$E$1]*[.$E$2];SQRT([.$E$1])*[.$G$1])" office:value-type="percentage" office:value="0.407812435893957">
            <text:p>40,78%</text:p>
          </table:table-cell>
          <table:table-cell table:number-columns-repeated="4"/>
        </table:table-row>
        <table:table-row table:style-name="ro2">
          <table:table-cell table:formula="of:=RAND()" office:value-type="float" office:value="0.986436755163595">
            <text:p>0,9864367552</text:p>
          </table:table-cell>
          <table:table-cell table:formula="of:=IF([.A23]&lt;[.$E$5];1;0)" office:value-type="float" office:value="0">
            <text:p>0</text:p>
          </table:table-cell>
          <table:table-cell table:formula="of:=NORMINV([.A23];[.$E$1]*[.$E$2];SQRT([.$E$1])*[.$G$1])" office:value-type="percentage" office:value="5.73089577788335">
            <text:p>573,09%</text:p>
          </table:table-cell>
          <table:table-cell table:number-columns-repeated="4"/>
        </table:table-row>
        <table:table-row table:style-name="ro2">
          <table:table-cell table:formula="of:=RAND()" office:value-type="float" office:value="0.831190749071538">
            <text:p>0,8311907491</text:p>
          </table:table-cell>
          <table:table-cell table:formula="of:=IF([.A24]&lt;[.$E$5];1;0)" office:value-type="float" office:value="0">
            <text:p>0</text:p>
          </table:table-cell>
          <table:table-cell table:formula="of:=NORMINV([.A24];[.$E$1]*[.$E$2];SQRT([.$E$1])*[.$G$1])" office:value-type="percentage" office:value="3.67560289890488">
            <text:p>367,56%</text:p>
          </table:table-cell>
          <table:table-cell table:number-columns-repeated="4"/>
        </table:table-row>
        <table:table-row table:style-name="ro2">
          <table:table-cell table:formula="of:=RAND()" office:value-type="float" office:value="0.889338944572955">
            <text:p>0,8893389446</text:p>
          </table:table-cell>
          <table:table-cell table:formula="of:=IF([.A25]&lt;[.$E$5];1;0)" office:value-type="float" office:value="0">
            <text:p>0</text:p>
          </table:table-cell>
          <table:table-cell table:formula="of:=NORMINV([.A25];[.$E$1]*[.$E$2];SQRT([.$E$1])*[.$G$1])" office:value-type="percentage" office:value="4.10962706405613">
            <text:p>410,96%</text:p>
          </table:table-cell>
          <table:table-cell table:number-columns-repeated="4"/>
        </table:table-row>
        <table:table-row table:style-name="ro2">
          <table:table-cell table:formula="of:=RAND()" office:value-type="float" office:value="0.907370003638789">
            <text:p>0,9073700036</text:p>
          </table:table-cell>
          <table:table-cell table:formula="of:=IF([.A26]&lt;[.$E$5];1;0)" office:value-type="float" office:value="0">
            <text:p>0</text:p>
          </table:table-cell>
          <table:table-cell table:formula="of:=NORMINV([.A26];[.$E$1]*[.$E$2];SQRT([.$E$1])*[.$G$1])" office:value-type="percentage" office:value="4.27675710868062">
            <text:p>427,68%</text:p>
          </table:table-cell>
          <table:table-cell table:number-columns-repeated="4"/>
        </table:table-row>
        <table:table-row table:style-name="ro2">
          <table:table-cell table:formula="of:=RAND()" office:value-type="float" office:value="0.759979814756662">
            <text:p>0,7599798148</text:p>
          </table:table-cell>
          <table:table-cell table:formula="of:=IF([.A27]&lt;[.$E$5];1;0)" office:value-type="float" office:value="0">
            <text:p>0</text:p>
          </table:table-cell>
          <table:table-cell table:formula="of:=NORMINV([.A27];[.$E$1]*[.$E$2];SQRT([.$E$1])*[.$G$1])" office:value-type="percentage" office:value="3.26046684853805">
            <text:p>326,05%</text:p>
          </table:table-cell>
          <table:table-cell table:number-columns-repeated="4"/>
        </table:table-row>
        <table:table-row table:style-name="ro2">
          <table:table-cell table:formula="of:=RAND()" office:value-type="float" office:value="0.463176365708932">
            <text:p>0,4631763657</text:p>
          </table:table-cell>
          <table:table-cell table:formula="of:=IF([.A28]&lt;[.$E$5];1;0)" office:value-type="float" office:value="0">
            <text:p>0</text:p>
          </table:table-cell>
          <table:table-cell table:formula="of:=NORMINV([.A28];[.$E$1]*[.$E$2];SQRT([.$E$1])*[.$G$1])" office:value-type="percentage" office:value="1.94811441447446">
            <text:p>194,81%</text:p>
          </table:table-cell>
          <table:table-cell table:number-columns-repeated="4"/>
        </table:table-row>
        <table:table-row table:style-name="ro2">
          <table:table-cell/>
          <table:table-cell table:formula="of:=SUM([.B9:.B28])" office:value-type="float" office:value="2">
            <text:p>2</text:p>
          </table:table-cell>
          <table:table-cell table:formula="of:=SUM([.C9:.C28])/20" office:value-type="percentage" office:value="2.5702370978141">
            <text:p>257,02%</text:p>
          </table:table-cell>
          <table:table-cell table:number-columns-repeated="4"/>
        </table:table-row>
      </table:table>
      <table:table table:name="Tabelle2" table:style-name="ta1" table:print="false">
        <table:table-column table:style-name="co1" table:default-cell-style-name="Default"/>
        <table:table-row table:style-name="ro2">
          <table:table-cell/>
        </table:table-row>
      </table:table>
      <table:table table:name="Tabelle3" table:style-name="ta1" table:print="false">
        <table:table-column table:style-name="co1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26">26.09.2020</text:date>, <text:time>14:34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aa </meta:initial-creator>
    <meta:creation-date>2020-09-26T12:35:30.68</meta:creation-date>
    <dc:date>2020-09-26T14:34:00.23</dc:date>
    <dc:creator>aaa </dc:creator>
    <meta:editing-duration>PT1H43M17S</meta:editing-duration>
    <meta:editing-cycles>3</meta:editing-cycles>
    <meta:generator>OpenOffice/4.1.5$Win32 OpenOffice.org_project/415m1$Build-9789</meta:generator>
    <meta:document-statistic meta:table-count="3" meta:cell-count="76" meta:object-count="0"/>
  </office:meta>
</office:document-meta>
</file>